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27cm"/>
          <style:tab-stop style:position="14.016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text-align="start" style:justify-single-word="false" style:text-autospace="none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Text_20_body">
      <style:paragraph-properties fo:margin-left="0cm" fo:margin-right="0cm" fo:margin-top="0cm" fo:margin-bottom="0cm" fo:text-indent="0cm" style:auto-text-indent="false"/>
      <style:text-properties fo:font-style="italic" style:font-style-asian="italic" style:font-style-complex="italic"/>
    </style:style>
    <style:style style:name="P6" style:family="paragraph" style:parent-style-name="Body_20_Text_20_First_20_Indent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Text_20_body">
      <style:paragraph-properties fo:margin-left="2.54cm" fo:margin-right="0cm" fo:margin-top="0cm" fo:margin-bottom="0cm" fo:text-indent="0cm" style:auto-text-indent="false"/>
      <style:text-properties fo:font-style="italic" style:font-style-asian="italic" style:font-style-complex="italic"/>
    </style:style>
    <style:style style:name="P8" style:family="paragraph" style:parent-style-name="Text_20_body">
      <style:paragraph-properties fo:margin-left="2.54cm" fo:margin-right="0cm" fo:margin-top="0cm" fo:margin-bottom="0cm" fo:text-indent="0cm" style:auto-text-indent="false"/>
      <style:text-properties style:font-name="Times New Roman" fo:font-style="italic" style:font-style-asian="italic" style:font-style-complex="italic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fo:font-style="italic" style:font-style-asian="italic" style:font-style-complex="italic"/>
    </style:style>
    <style:style style:name="P10" style:family="paragraph" style:parent-style-name="Text_20_body">
      <style:paragraph-properties fo:margin-left="1.27cm" fo:margin-right="0cm" fo:margin-top="0cm" fo:margin-bottom="0cm" fo:text-indent="0cm" style:auto-text-indent="false"/>
    </style:style>
    <style:style style:name="P11" style:family="paragraph" style:parent-style-name="Text_20_body">
      <style:paragraph-properties fo:margin-left="1.27cm" fo:margin-right="0cm" fo:margin-top="0cm" fo:margin-bottom="0cm" fo:text-indent="0cm" style:auto-text-indent="false"/>
      <style:text-properties style:font-name="Times New Roman"/>
    </style:style>
    <style:style style:name="P12" style:family="paragraph" style:parent-style-name="Date">
      <style:paragraph-properties fo:margin-left="6.35cm" fo:margin-right="0cm" fo:text-indent="0cm" style:auto-text-indent="false"/>
    </style:style>
    <style:style style:name="P13" style:family="paragraph" style:parent-style-name="Text_20_body">
      <style:paragraph-properties fo:margin-top="0cm" fo:margin-bottom="0cm"/>
    </style:style>
    <style:style style:name="P14" style:family="paragraph" style:parent-style-name="Text_20_body">
      <style:paragraph-properties fo:margin-top="0cm" fo:margin-bottom="0cm"/>
      <style:text-properties style:font-name="Times New Roman"/>
    </style:style>
    <style:style style:name="P15" style:family="paragraph" style:parent-style-name="Text_20_body">
      <style:text-properties fo:font-style="italic" style:font-style-asian="italic" style:font-style-complex="italic"/>
    </style:style>
    <style:style style:name="P16" style:family="paragraph" style:parent-style-name="Contents_20_1">
      <style:paragraph-properties>
        <style:tab-stops>
          <style:tab-stop style:position="14.457cm" style:type="right" style:leader-style="dotted" style:leader-text="."/>
          <style:tab-stop style:position="15.222cm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4.034cm" style:type="right" style:leader-style="dotted" style:leader-text="."/>
        </style:tab-stops>
      </style:paragraph-properties>
    </style:style>
    <style:style style:name="P18" style:family="paragraph" style:parent-style-name="Body_20_Text_20_First_20_Indent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Times" fo:font-size="16pt" fo:font-weight="bold" style:font-size-asian="16pt" style:font-weight-asian="bold" style:font-size-complex="16pt"/>
    </style:style>
    <style:style style:name="P19" style:family="paragraph" style:parent-style-name="Body_20_Text_20_First_20_Indent" style:list-style-name="L2"/>
    <style:style style:name="P20" style:family="paragraph" style:parent-style-name="Text_20_body" style:list-style-name="L2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Text_20_body" style:list-style-name="L1">
      <style:paragraph-properties fo:margin-top="0cm" fo:margin-bottom="0cm"/>
      <style:text-properties style:font-name="Times New Roman"/>
    </style:style>
    <style:style style:name="P22" style:family="paragraph" style:parent-style-name="Text_20_body" style:list-style-name="L2">
      <style:paragraph-properties fo:margin-top="0cm" fo:margin-bottom="0cm"/>
      <style:text-properties style:font-name="Times New Roman"/>
    </style:style>
    <style:style style:name="P23" style:family="paragraph" style:parent-style-name="Text_20_body" style:list-style-name="L2">
      <style:paragraph-properties fo:margin-top="0cm" fo:margin-bottom="0cm"/>
    </style:style>
    <style:style style:name="P24" style:family="paragraph" style:parent-style-name="Text_20_body" style:list-style-name="L3">
      <style:paragraph-properties fo:margin-top="0cm" fo:margin-bottom="0cm"/>
    </style:style>
    <style:style style:name="P25" style:family="paragraph" style:parent-style-name="Text_20_body" style:list-style-name="L3">
      <style:paragraph-properties fo:margin-top="0cm" fo:margin-bottom="0cm"/>
      <style:text-properties fo:font-style="italic" style:font-style-asian="italic" style:font-style-complex="italic"/>
    </style:style>
    <style:style style:name="P26" style:family="paragraph" style:parent-style-name="Text_20_body" style:list-style-name="L2">
      <style:paragraph-properties fo:margin-left="0cm" fo:margin-right="0cm" fo:margin-top="0cm" fo:margin-bottom="0cm" fo:text-indent="0cm" style:auto-text-indent="false"/>
      <style:text-properties style:font-name="Times New Roman" fo:font-style="italic" style:font-style-asian="italic" style:font-style-complex="italic"/>
    </style:style>
    <style:style style:name="P27" style:family="paragraph" style:parent-style-name="Text_20_body" style:list-style-name="L2">
      <style:paragraph-properties fo:margin-left="0cm" fo:margin-right="0cm" fo:margin-top="0cm" fo:margin-bottom="0cm" fo:text-indent="0cm" style:auto-text-indent="false"/>
    </style:style>
    <style:style style:name="P28" style:family="paragraph" style:parent-style-name="Text_20_body" style:list-style-name="L2">
      <style:paragraph-properties fo:margin-left="1.27cm" fo:margin-right="0cm" fo:margin-top="0cm" fo:margin-bottom="0cm" fo:text-indent="0cm" style:auto-text-indent="false"/>
      <style:text-properties style:font-name="Times New Roman" fo:font-style="italic" style:font-style-asian="italic" style:font-style-complex="italic"/>
    </style:style>
    <style:style style:name="P29" style:family="paragraph" style:parent-style-name="Text_20_body" style:list-style-name="L2">
      <style:paragraph-properties fo:margin-left="1.27cm" fo:margin-right="0cm" fo:margin-top="0cm" fo:margin-bottom="0cm" fo:text-indent="0cm" style:auto-text-indent="false"/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30" style:family="paragraph" style:parent-style-name="Text_20_body" style:list-style-name="L2">
      <style:paragraph-properties fo:margin-left="1.27cm" fo:margin-right="0cm" fo:margin-top="0cm" fo:margin-bottom="0cm" fo:text-indent="0cm" style:auto-text-indent="false"/>
      <style:text-properties style:font-name="Times New Roman"/>
    </style:style>
    <style:style style:name="P31" style:family="paragraph" style:parent-style-name="Text_20_body" style:list-style-name="L2">
      <style:paragraph-properties fo:margin-left="1.27cm" fo:margin-right="0cm" fo:margin-top="0cm" fo:margin-bottom="0cm" fo:text-indent="0cm" style:auto-text-indent="false"/>
    </style:style>
    <style:style style:name="P32" style:family="paragraph" style:parent-style-name="Text_20_body" style:list-style-name="L3">
      <style:paragraph-properties fo:margin-left="1.27cm" fo:margin-right="0cm" fo:margin-top="0cm" fo:margin-bottom="0cm" fo:text-indent="0cm" style:auto-text-indent="false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tyle="italic" style:font-style-asian="italic" style:font-style-complex="italic"/>
    </style:style>
    <style:style style:name="T7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Times New Roman" fo:font-style="normal" fo:font-weight="normal" style:font-style-asian="italic" style:font-weight-asian="normal" style:font-style-complex="italic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XCAT 2.x MySQL Setup</text:p>
      <text:p text:style-name="P6"><text:s/></text:p>
      <text:p text:style-name="P12">Date: 04/6/2009</text:p>
      <text:p text:style-name="Date"/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222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092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93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94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9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95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96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97cm" style:leader-char="." style:with-tab="false"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p text:style-name="P16"><text:a xlink:type="simple" xlink:href="#1.Switch to the MySQL database on the Management Node|outline">1.0 Switch to the MySQL database on the Management Node<text:tab/>1</text:a></text:p>
          <text:p text:style-name="P17"><text:a xlink:type="simple" xlink:href="#1.1.Install MySQL|outline">1.1 Install MySQL<text:tab/>1</text:a></text:p>
          <text:p text:style-name="P17"><text:a xlink:type="simple" xlink:href="#1.2.Configure MySQL|outline">1.2 Configure MySQL<text:tab/>2</text:a></text:p>
          <text:p text:style-name="P17"><text:a xlink:type="simple" xlink:href="#1.3.Migrate xCAT data to MySQL|outline">1.3 Migrate xCAT data to MySQL<text:tab/>5</text:a></text:p>
        </text:index-body>
      </text:table-of-content>
      <text:p text:style-name="P1"/>
      <text:p text:style-name="P2"/>
      <text:p text:style-name="P2"/>
      <text:p text:style-name="P3"/>
      <text:h text:style-name="Heading_20_1" text:outline-level="1">Switch to the MySQL database on the Management Node</text:h>
      <text:p text:style-name="Standard">The xCAT support for Service Nodes requires a database with remote access capabilities. <text:s/>The MySQL database is provided for this purpose. <text:s/>You must be running the xCAT 2.1 or later code to use MySQL. </text:p>
      <text:h text:style-name="Heading_20_2" text:outline-level="2">Install MySQL</text:h>
      <text:p text:style-name="Standard">On AIX:</text:p>
      <text:p text:style-name="Standard"/>
      <text:p text:style-name="Standard">The xCAT RPM called xcat-mysql-5.1-1 is provided as a convenience to help simplify the installation of MySQL on an AIX system. <text:s/>This RPM includes version 5.1.26 of MySQL, (mysql-5.1.26-rc-aix5.3-powerpc.tar.gz) which is available from http://dev.mysql.com/downloads/mysql/5.1.html#aix.</text:p>
      <text:p text:style-name="Standard"/>
      <text:p text:style-name="Standard">You will also need to install perl-DBD-mysql.</text:p>
      <text:p text:style-name="Standard"/>
      <text:p text:style-name="Standard">Both of these packages are included in the xcat-deps.tar.gz file that was downloaded when setting up the xCAT management node. <text:s/></text:p>
      <text:p text:style-name="Standard"/>
      <text:p text:style-name="Standard">To install the packages use the following commands:</text:p>
      <text:p text:style-name="Standard"/>
      <text:p text:style-name="P9">rpm -i xcat-mysql-5.1-1.aix5.3.ppc.rpm</text:p>
      <text:p text:style-name="P9">rpm -i perl-DBD-mysql-4.007-1.aix5.3.ppc.rpm</text:p>
      <text:p text:style-name="Standard"/>
      <text:p text:style-name="Standard">The <text:s/><text:span text:style-name="T2">xcat-mysql </text:span><text:span text:style-name="T4">post processing will automatically unwrap MySQL in the /usr/local directory and will create a link for /usr/local/mysql. <text:s/>I will also update the PATH environment variable in the /etc/profile file.</text:span></text:p>
      <text:p text:style-name="P4"/>
      <text:p text:style-name="P4">On Linux:</text:p>
      <text:p text:style-name="P4"/>
      <text:p text:style-name="P4"><text:soft-page-break/>MySQL comes as part of the OS. <text:s text:c="2"/>Insure that the following rpms are installed on your Management <text:s/>Node:</text:p>
      <text:p text:style-name="P4">perl-DBD-MySQL*</text:p>
      <text:p text:style-name="P4">mysql-server-5.*</text:p>
      <text:p text:style-name="P4">mysql-5.*</text:p>
      <text:p text:style-name="P4">mysql-devel-5.*</text:p>
      <text:p text:style-name="P4">mysql-bench-5.*</text:p>
      <text:p text:style-name="P4">mysql-5.*</text:p>
      <text:p text:style-name="P4">mysql-connector-odbc-*</text:p>
      <text:p text:style-name="P4">mysql-devel-5.*</text:p>
      <text:h text:style-name="Heading_20_2" text:outline-level="2">Configure MySQL</text:h>
      <text:p text:style-name="Standard"/>
      <text:p text:style-name="Standard"/>
      <text:p text:style-name="P14">To set up the MySQL <text:s/>database on the Management Node follow these steps. </text:p>
      <text:p text:style-name="P14">(See <text:a xlink:type="simple" xlink:href="http://dev.mysql.com/doc/refman/5.1/en/installing-binary.html">http://dev.mysql.com/doc/refman/5.1/en/installing-binary.html</text:a> for additional details.)</text:p>
      <text:p text:style-name="P14"/>
      <text:p text:style-name="P14">This example assumes:</text:p>
      <text:p text:style-name="P14"/>
      <text:list text:style-name="L1">
        <text:list-item>
          <text:p text:style-name="P21">mn20: <text:s/>hostname of management node </text:p>
        </text:list-item>
        <text:list-item>
          <text:p text:style-name="P21">xcatdb: <text:s/>database name</text:p>
        </text:list-item>
        <text:list-item>
          <text:p text:style-name="P21">mysql: <text:s/>database role (aka user)</text:p>
        </text:list-item>
        <text:list-item>
          <text:p text:style-name="P21">xcatadmin <text:s/>database user id used by xCAT for access</text:p>
        </text:list-item>
        <text:list-item>
          <text:p text:style-name="P21">xcat201: <text:s/>database password for xcatadmin </text:p>
        </text:list-item>
      </text:list>
      <text:p text:style-name="P14"/>
      <text:p text:style-name="P14"/>
      <text:p text:style-name="P14"/>
      <text:p text:style-name="P14">Substitute your addresses and desired database administration, password and database name as appropriate.</text:p>
      <text:p text:style-name="P14"/>
      <text:p text:style-name="P14">On <text:s/>AIX: The example assumes that <text:span text:style-name="T1">mysql</text:span> it was installed in <text:span text:style-name="T2">/usr/local and commands and the database <text:s/>is under /usr/local/mysql </text:span><text:s/>directory. </text:p>
      <text:p text:style-name="P14">On Linux: <text:s/>mysql is already installed in /usr/bin and the database is in /var/lib/mysql ( tested on Redhat).</text:p>
      <text:p text:style-name="P14">Set your paths accordingly. </text:p>
      <text:p text:style-name="P14"/>
      <text:list text:style-name="L2">
        <text:list-item>
          <text:p text:style-name="P23"><text:span text:style-name="T5">For AIX, add a login user and group for </text:span><text:span text:style-name="Strong_20_Emphasis"><text:span text:style-name="T5">mysqld</text:span></text:span><text:span text:style-name="T5"> ( this is probably already there on <text:s/>Linux): </text:span></text:p>
          <text:p text:style-name="P26"><text:s text:c="12"/>add the group <text:s/>mysql</text:p>
          <text:p text:style-name="P28">add the user <text:s text:c="3"/>mysql</text:p>
          <text:p text:style-name="P26"/>
        </text:list-item>
        <text:list-item>
          <text:p text:style-name="P22">On AIX, Update permissions on installed mysql</text:p>
          <text:list>
            <text:list-item>
              <text:list>
                <text:list-header>
                  <text:p text:style-name="P26">cd /usr/local/mysql</text:p>
                  <text:p text:style-name="P27"><text:span text:style-name="Source_20_Text"><text:span text:style-name="T6">chown -R mysql .</text:span></text:span></text:p>
                  <text:p text:style-name="P27"><text:span text:style-name="Source_20_Text"><text:span text:style-name="T6">chgrp -R mysql .</text:span></text:span></text:p>
                </text:list-header>
              </text:list>
            </text:list-item>
          </text:list>
          <text:p text:style-name="P31"><text:soft-page-break/><text:span text:style-name="Source_20_Text"><text:span text:style-name="T6"/></text:span></text:p>
        </text:list-item>
        <text:list-item>
          <text:p text:style-name="P22">Create the MySQL data directory and initialize the grant tables: </text:p>
          <text:p text:style-name="P31"><text:span text:style-name="T6">On AIX: /usr/local/mysql/</text:span><text:span text:style-name="Source_20_Text"><text:span text:style-name="T6">scripts/mysql_install_db --user=mysql</text:span></text:span></text:p>
          <text:p text:style-name="P31"><text:span text:style-name="Source_20_Text"><text:span text:style-name="T6">On Linux: /usr/bin/mysql_install_db --user=mysql</text:span></text:span></text:p>
          <text:p text:style-name="P22"/>
        </text:list-item>
        <text:list-item>
          <text:p text:style-name="P22">Edit Server config file to run <text:s/>in ASCI-QUOTES mode ( required)</text:p>
          <text:p><text:s text:c="8"/>On AIX:</text:p>
          <text:p><text:s text:c="3"/><text:span text:style-name="T7"><text:s text:c="9"/>cp /usr/local/mysql/support-files/my-large.cnf <text:s/>/etc/my.cnf</text:span></text:p>
          <text:p><text:span text:style-name="T7"><text:s text:c="8"/></text:span><text:span text:style-name="T8"><text:s/></text:span></text:p>
          <text:p text:style-name="P20"><text:s text:c="6"/><text:span text:style-name="T3"><text:s/>On Linux and AIX: <text:s/>edit /etc/my.cnf . </text:span></text:p>
          <text:p text:style-name="P20"><text:s text:c="13"/><text:span text:style-name="T3">under the # The MySQL server [mysqld] <text:s text:c="3"/>section</text:span></text:p>
          <text:p><text:span text:style-name="T7"><text:s text:c="13"/></text:span><text:span text:style-name="T8">add the following line:</text:span><text:span text:style-name="T7"> <text:s text:c="6"/>sql_mode = ANSI_QUOTES </text:span></text:p>
          <text:p text:style-name="P31"><text:span text:style-name="Strong_20_Emphasis"><text:span text:style-name="T7"/></text:span></text:p>
        </text:list-item>
        <text:list-item>
          <text:p text:style-name="P22">On AIX:Update permissions for root to own database</text:p>
          <text:p text:style-name="P29">cd /usr/local/mysql</text:p>
          <text:p text:style-name="P31"><text:span text:style-name="Source_20_Text"><text:span text:style-name="T7">chown -R root .</text:span></text:span></text:p>
          <text:p text:style-name="P31"><text:span text:style-name="Strong_20_Emphasis"><text:span text:style-name="T7">chown -R mysql data</text:span></text:span></text:p>
          <text:p text:style-name="P22"/>
        </text:list-item>
        <text:list-item>
          <text:p text:style-name="P22">Start the MySQL server ( running as root must use the --user option):</text:p>
        </text:list-item>
      </text:list>
      <text:p text:style-name="P14"><text:s text:c="24"/></text:p>
      <text:p text:style-name="P14"><text:s text:c="25"/><text:span text:style-name="Source_20_Text"><text:span text:style-name="T6">On AIX:</text:span></text:span></text:p>
      <text:list text:style-name="L2" text:continue-numbering="true">
        <text:list-header>
          <text:p text:style-name="P31"><text:span text:style-name="T6">/usr/local/mysql/</text:span><text:span text:style-name="Source_20_Text"><text:span text:style-name="T6">bin/mysqld_safe --user=mysql &amp;</text:span></text:span></text:p>
          <text:p text:style-name="P31"><text:span text:style-name="Source_20_Text"><text:span text:style-name="T6">On Linux:</text:span></text:span></text:p>
          <text:p text:style-name="P31"><text:span text:style-name="Source_20_Text"><text:span text:style-name="T6">/usr/bin/mysqld_safe --user=mysql &amp; <text:s/>or</text:span></text:span></text:p>
          <text:p text:style-name="P31"><text:span text:style-name="Source_20_Text"><text:span text:style-name="T6">service mysqld start </text:span></text:span></text:p>
          <text:p text:style-name="P31"><text:span text:style-name="Source_20_Text"><text:span text:style-name="T6"/></text:span></text:p>
        </text:list-header>
      </text:list>
      <text:p text:style-name="P10"><text:span text:style-name="Source_20_Text"><text:span text:style-name="T6">Note: if you get errors such as :</text:span></text:span></text:p>
      <text:p text:style-name="P10"><text:span text:style-name="Source_20_Text"><text:span text:style-name="T6">/usr/local/mysql/bin/mysqld: Out of memory (Needed 219486208 bytes)<text:line-break/>/usr/local/mysql/bin/mysqld: Out of memory (Needed 164613120 bytes)<text:line-break/>/usr/local/mysql/bin/mysqld: Out of memory (Needed 123457536 bytes)<text:line-break/>/usr/local/mysql/bin/mysqld: Out of memory (Needed 92593152 bytes) </text:span></text:span></text:p>
      <text:p text:style-name="P10"><text:span text:style-name="Source_20_Text"><text:span text:style-name="T6"/></text:span></text:p>
      <text:p text:style-name="P10"><text:span text:style-name="Source_20_Text"><text:span text:style-name="T6">Run the command ulimit -a and check the setting for memory:</text:span></text:span></text:p>
      <text:p text:style-name="P10"><text:span text:style-name="Source_20_Text"><text:span text:style-name="T6">ulimit -a<text:line-break/>time(seconds) unlimited<text:line-break/>file(blocks) 2097151<text:line-break/>data(kbytes) 131072<text:line-break/>stack(kbytes) 32768<text:line-break/>memory(kbytes) 32768<text:line-break/>coredump(blocks) 2097151<text:line-break/>nofiles(descriptors) 2000<text:line-break/>threads(per process) unlimited </text:span></text:span></text:p>
      <text:p text:style-name="P10"><text:span text:style-name="Source_20_Text"><text:span text:style-name="T6"/></text:span></text:p>
      <text:p text:style-name="P10"><text:span text:style-name="Source_20_Text"><text:span text:style-name="T6">Change the ulimit memory setting to unlimited.</text:span></text:span></text:p>
      <text:list text:style-name="L2" text:continue-numbering="true">
        <text:list-header>
          <text:p text:style-name="P31"><text:soft-page-break/><text:span text:style-name="Source_20_Text"><text:span text:style-name="T6"/></text:span></text:p>
        </text:list-header>
        <text:list-item>
          <text:p text:style-name="P23"><text:span text:style-name="Source_20_Text">Setup MySQL to make sure it is started automatically on reboot of the Management Node</text:span></text:p>
          <text:p text:style-name="P23"><text:span text:style-name="Source_20_Text"><text:s text:c="2"/>On AIX:</text:span></text:p>
          <text:p text:style-name="P19"><text:span text:style-name="Source_20_Text"><text:s text:c="5"/>In the /etc/inittab, add the following line <text:s text:c="2"/>and make sure it is started before the restart of xcatd.</text:span></text:p>
          <text:p text:style-name="P23"><text:span text:style-name="Source_20_Text"/></text:p>
          <text:p text:style-name="P23"><text:span text:style-name="Source_20_Text">mysql:2:once:</text:span><text:span text:style-name="Source_20_Text"><text:span text:style-name="T6">/usr/local/mysql/bin/mysqld_safe --user=mysql &amp;</text:span></text:span></text:p>
          <text:p text:style-name="P23"><text:span text:style-name="Source_20_Text"><text:span text:style-name="T6"/></text:span></text:p>
        </text:list-item>
      </text:list>
      <text:p text:style-name="P13"><text:span text:style-name="Source_20_Text"><text:span text:style-name="T6"><text:s text:c="17"/>On Linux:</text:span></text:span></text:p>
      <text:p text:style-name="P13"><text:span text:style-name="Source_20_Text"><text:span text:style-name="T6"/></text:span></text:p>
      <text:p text:style-name="P13"><text:span text:style-name="Source_20_Text"><text:span text:style-name="T6"><text:s text:c="20"/>chkconfig mysqld on</text:span></text:span></text:p>
      <text:p text:style-name="P13"><text:span text:style-name="Source_20_Text"><text:span text:style-name="T6"><text:s text:c="20"/></text:span></text:span></text:p>
      <text:p text:style-name="P13"><text:span text:style-name="Source_20_Text"><text:span text:style-name="T6"/></text:span></text:p>
      <text:p text:style-name="P13"><text:span text:style-name="Source_20_Text"><text:span text:style-name="T6"/></text:span></text:p>
      <text:list text:style-name="L2" text:continue-numbering="true">
        <text:list-item>
          <text:p text:style-name="P23"><text:span text:style-name="Source_20_Text">Change Admin password</text:span></text:p>
          <text:p text:style-name="P23"><text:span text:style-name="Source_20_Text">ON AIX:</text:span></text:p>
          <text:p text:style-name="P23"><text:span text:style-name="Source_20_Text">/usr/local/mysql/bin/</text:span><text:span text:style-name="Source_20_Text">mysqladmin -u root password 'new-password'</text:span></text:p>
          <text:p text:style-name="P23"><text:span text:style-name="Source_20_Text">On Linux:</text:span></text:p>
          <text:p text:style-name="P23"><text:span text:style-name="Source_20_Text">/usr/bin/mysqladmin -u root password 'new-password'</text:span></text:p>
          <text:p text:style-name="P23"><text:span text:style-name="Source_20_Text"><text:span text:style-name="T5"/></text:span></text:p>
          <text:p text:style-name="P23"><text:span text:style-name="Source_20_Text"><text:span text:style-name="T5"/></text:span></text:p>
          <text:p text:style-name="P23"><text:span text:style-name="Source_20_Text"><text:span text:style-name="T5"/></text:span></text:p>
          <text:p text:style-name="P23"><text:span text:style-name="Source_20_Text"><text:span text:style-name="T5"/></text:span></text:p>
        </text:list-item>
        <text:list-item>
          <text:p text:style-name="P23"><text:span text:style-name="Source_20_Text"><text:span text:style-name="T5">If command fails, </text:span></text:span></text:p>
          <text:p text:style-name="P23"><text:span text:style-name="Source_20_Text">On AIX: check the /usr/local/mysql/data/mn20.err file. </text:span></text:p>
          <text:p text:style-name="P23"><text:span text:style-name="Source_20_Text">On Linux: check /var/log/mysqld.log</text:span></text:p>
          <text:p text:style-name="P23"><text:span text:style-name="Source_20_Text"><text:span text:style-name="T5"/></text:span></text:p>
          <text:p text:style-name="P23"><text:span text:style-name="Source_20_Text"><text:span text:style-name="T5"/></text:span></text:p>
          <text:p text:style-name="P23"><text:span text:style-name="Source_20_Text"><text:span text:style-name="T5"/></text:span></text:p>
        </text:list-item>
        <text:list-item>
          <text:p text:style-name="P23"><text:span text:style-name="Source_20_Text"><text:span text:style-name="T5">To stop MySQL server run the following command:</text:span></text:span></text:p>
          <text:p text:style-name="P23"><text:span text:style-name="Source_20_Text"><text:span text:style-name="T5"/></text:span></text:p>
          <text:p text:style-name="P23"><text:span text:style-name="Source_20_Text">On AIX: /usr/local/mysql/bin/mysqladmin -u root -p shutdown</text:span></text:p>
          <text:p text:style-name="P23"><text:span text:style-name="Source_20_Text">On Linux: /usr/bin/mysqladmin -u root -p shutdown</text:span></text:p>
        </text:list-item>
      </text:list>
      <text:p text:style-name="P13"><text:span text:style-name="Source_20_Text"><text:s text:c="16"/>or service mysqld stop</text:span></text:p>
      <text:list text:style-name="L2" text:continue-numbering="true">
        <text:list-header>
          <text:p text:style-name="P23"><text:span text:style-name="Source_20_Text"><text:span text:style-name="T5"/></text:span></text:p>
          <text:p text:style-name="P23"><text:span text:style-name="Source_20_Text"><text:span text:style-name="T5"/></text:span></text:p>
          <text:p text:style-name="P22"/>
        </text:list-header>
        <text:list-item>
          <text:p text:style-name="P22">Create the <text:span text:style-name="T2">xcatdb</text:span> database.</text:p>
          <text:p text:style-name="P28">On AIX: /usr/local/mysql/bin/mysql <text:s/>-u root -p</text:p>
          <text:p text:style-name="P28">On Linux: /usr/bin/mysql -u root -p</text:p>
          <text:p text:style-name="P28">Enter password: <text:s text:c="3"/></text:p>
          <text:p text:style-name="P28"><text:soft-page-break/>mysql &gt; CREATE DATABASE xcatdb;</text:p>
          <text:p text:style-name="P28"/>
        </text:list-item>
      </text:list>
      <text:p text:style-name="List_20_Continue"><text:s/></text:p>
      <text:list text:style-name="L2" text:continue-numbering="true">
        <text:list-header>
          <text:p text:style-name="P22"/>
        </text:list-header>
        <text:list-item>
          <text:p text:style-name="P22">Create the xcat admin id with password <text:s/>xcat201 and set permissions.</text:p>
        </text:list-item>
      </text:list>
      <text:p text:style-name="Text_20_body"><text:s text:c="25"/>On AIX:<text:span text:style-name="T2">/usr/local/mysql/bin/mysql <text:s/>-u root -p</text:span></text:p>
      <text:p text:style-name="P15"><text:s text:c="25"/>On Linux: /usr/bin/mysql -u root -p</text:p>
      <text:list text:style-name="L2" text:continue-numbering="true">
        <text:list-header>
          <text:p><text:s text:c="13"/>Enter password: <text:s text:c="3"/></text:p>
        </text:list-header>
      </text:list>
      <text:p text:style-name="Text_20_body"><text:s text:c="24"/>mysql &gt; CREATE USER xcatadmin IDENTIFIED BY 'xcat201';</text:p>
      <text:p text:style-name="Text_20_body"><text:s text:c="24"/></text:p>
      <text:p text:style-name="Text_20_body"><text:s text:c="24"/>mysql &gt; GRANT ALL on xcatdb.* TO 'xcatadmin'@'mn20' IDENTIFIED BY 'xcat201';</text:p>
      <text:p text:style-name="Text_20_body"><text:s text:c="22"/>mysql &gt; GRANT ALL on xcatdb.* to xcatadmin'@'&lt;servicenode ip(s)&gt;' IDENTIFIED BY 'xcat201';</text:p>
      <text:p text:style-name="Text_20_body"><text:s text:c="20"/>Substitute your own admin id name and password and management <text:s text:c="10"/>node and service node ip address or name. </text:p>
      <text:list text:style-name="L2" text:continue-numbering="true">
        <text:list-item>
          <text:p text:style-name="P22">Check the user table.</text:p>
          <text:p text:style-name="P22"><text:s text:c="10"/>mysql &gt; SELECT host, user FROM mysql.user;</text:p>
          <text:p text:style-name="P22"/>
        </text:list-item>
        <text:list-item>
          <text:p text:style-name="P22"><text:s/>Check the defined databases.</text:p>
          <text:p text:style-name="P30">mysql &gt; SHOW DATABASES;</text:p>
          <text:p text:style-name="P30"/>
        </text:list-item>
        <text:list-item>
          <text:p text:style-name="P22">To run commands against the <text:span text:style-name="T2">xcatdb </text:span><text:span text:style-name="T4">database you can enter MySQL commands as follows:</text:span></text:p>
        </text:list-item>
      </text:list>
      <text:p text:style-name="P8">mysql &gt; use xcatdb;</text:p>
      <text:p text:style-name="P8">mysql &gt; SHOW TABLES;</text:p>
      <text:p text:style-name="P8">mysql &gt; DESCRIBE &lt;table name&gt;;</text:p>
      <text:p text:style-name="P8"/>
      <text:p text:style-name="P14"/>
      <text:p text:style-name="P11">To exit:</text:p>
      <text:p text:style-name="P8">mysql &gt; quit;</text:p>
      <text:h text:style-name="Heading_20_2" text:outline-level="2">Migrate xCAT data to MySQL</text:h>
      <text:p text:style-name="Standard"/>
      <text:p text:style-name="P13"/>
      <text:list text:style-name="L3">
        <text:list-item>
          <text:p text:style-name="P24">Back up <text:s/>your xCAT data. <text:s/>(This is required even if you have not added anything to your xCAT database yet. <text:s/>Required default entries were created when the xCAT RPMs were installed on the management node and they must be migrated to the new MySQL database.)</text:p>
          <text:p text:style-name="P32">mkdir -p ~/xcat-dbback</text:p>
          <text:p text:style-name="P32">dumpxCATdb -p ~/xcat-dbback</text:p>
          <text:p text:style-name="P24"/>
        </text:list-item>
        <text:list-item>
          <text:p text:style-name="P24"><text:soft-page-break/>/etc/xcat/cfgloc should contain the following line, substituting your specific info. This points the xCAT database access code to the new database.</text:p>
          <text:p text:style-name="P32">mysql:dbname=xcatdb;host=mn20|xcatadmin|xcat201</text:p>
          <text:p text:style-name="P32">Note: may need to use long hostname or ip address</text:p>
          <text:p text:style-name="P32"><text:s text:c="2"/>mysql:dbname=xcatdb;host=mn20.cluster.net|xcatadmin|xcat201 <text:s text:c="2"/></text:p>
          <text:p text:style-name="P24"/>
          <text:p text:style-name="P25"/>
          <text:p text:style-name="P24"/>
        </text:list-item>
        <text:list-item>
          <text:p text:style-name="P24">Restore your database to MySQL (bypass mode runs the command without xcatd):</text:p>
          <text:p text:style-name="P32">XCATBYPASS=1 restorexCATdb -p ~/xcat-dbback</text:p>
          <text:p text:style-name="P24"/>
        </text:list-item>
        <text:list-item>
          <text:p text:style-name="P24">Start the xcatd daemon using the MySQL database </text:p>
          <text:p text:style-name="P32"><text:span text:style-name="T4">On AIX: <text:s text:c="3"/></text:span>xcatstart <text:span text:style-name="T4"><text:line-break/>On Linux: <text:s/></text:span>service xcatd restart</text:p>
          <text:p text:style-name="P32"/>
          <text:p text:style-name="P25"/>
        </text:list-item>
      </text:list>
      <text:p text:style-name="P7"><text:s text:c="4"/></text:p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423cm" fo:margin-bottom="0.106cm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Body_20_Text_20_First_20_Indent" style:display-name="Body Text First Indent" style:family="paragraph" style:parent-style-name="Text_20_body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cm" fo:margin-bottom="0.212cm" fo:text-indent="0cm" style:auto-text-indent="false"/>
    </style:style>
    <style:style style:name="Block_20_Text" style:display-name="Block Tex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Body_20_Text_20_2" style:display-name="Body Text 2" style:family="paragraph" style:parent-style-name="Standard">
      <style:paragraph-properties fo:margin-top="0cm" fo:margin-bottom="0.212cm" fo:line-height="200%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.212cm" fo:line-height="200%" fo:text-indent="0cm" style:auto-text-indent="false"/>
    </style:style>
    <style:style style:name="List_20_2" style:display-name="List 2" style:family="paragraph" style:parent-style-name="Standard" style:class="list">
      <style:paragraph-properties fo:margin-left="1.27cm" fo:margin-right="0cm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54cm" fo:margin-right="0cm" fo:text-indent="-0.635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List_20_Number_20_3" style:display-name="List Number 3" style:family="paragraph" style:parent-style-name="Standard" style:list-style-name="WW8Num3">
      <style:paragraph-properties fo:margin-left="0cm" fo:margin-right="0cm" fo:text-indent="0cm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ody_20_Text_20_First_20_Indent_20_2" style:display-name="Body Text First Indent 2" style:family="paragraph" style:parent-style-name="Text_20_body_20_indent">
      <style:paragraph-properties fo:margin-left="0.635cm" fo:margin-right="0cm" fo:text-indent="0.37cm" style:auto-text-indent="false"/>
    </style:style>
    <style:style style:name="Body_20_Text_20_3" style:display-name="Body Tex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15.22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essage_20_Header" style:display-name="Message Header" style:family="paragraph" style:parent-style-name="Standard">
      <style:paragraph-properties fo:margin-left="1.905cm" fo:margin-right="0cm" fo:text-indent="-1.905cm" style:auto-text-indent="false" fo:background-color="#cccccc" fo:padding="0.035cm" fo:border="0.018cm solid #000000">
        <style:background-image/>
      </style:paragraph-properties>
      <style:text-properties style:font-name="Arial" style:font-name-complex="Arial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Standard" style:next-style-name="Standard"/>
    <style:style style:name="List_20_Bullet_20_2" style:display-name="List Bullet 2" style:family="paragraph" style:parent-style-name="Standard" style:list-style-name="WW8Num7">
      <style:paragraph-properties fo:margin-left="0cm" fo:margin-right="0cm" fo:text-indent="0cm" style:auto-text-indent="false"/>
    </style:style>
    <style:style style:name="List_20_Bullet_20_3" style:display-name="List Bullet 3" style:family="paragraph" style:parent-style-name="Standard">
      <style:paragraph-properties fo:margin-left="0.635cm" fo:margin-right="0cm" fo:text-indent="0cm" style:auto-text-indent="false"/>
      <style:text-properties fo:font-style="italic" style:font-style-asian="italic"/>
    </style:style>
    <style:style style:name="List_20_Bullet_20_4" style:display-name="List Bullet 4" style:family="paragraph" style:parent-style-name="Standard" style:list-style-name="WW8Num6">
      <style:paragraph-properties fo:margin-left="0cm" fo:margin-right="0cm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635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Note_20_Heading" style:display-name="Note Heading" style:family="paragraph" style:parent-style-name="Standard" style:next-style-name="Standard"/>
    <style:style style:name="List_20_Number" style:display-name="List Number" style:family="paragraph" style:parent-style-name="Standard" style:list-style-name="WW8Num8">
      <style:paragraph-properties fo:margin-left="0cm" fo:margin-right="0cm" fo:text-indent="0cm" style:auto-text-indent="fals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fo:text-indent="0cm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0cm" fo:margin-right="0cm" fo:text-indent="0cm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0cm" fo:margin-right="0cm" fo:text-indent="0cm" style:auto-text-indent="false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Normal_20__28_Web_29_15" style:display-name="Normal (Web)15" style:family="paragraph" style:parent-style-name="Standard">
      <style:paragraph-properties fo:margin-top="0.423cm" fo:margin-bottom="0.423cm" style:line-height-at-least="0.529cm"/>
      <style:text-properties fo:color="#000000" style:font-name="Verdana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fo:text-indent="0cm" style:auto-text-indent="false"/>
    </style:style>
    <style:style style:name="List_20_Bullet" style:display-name="List Bullet" style:family="paragraph" style:parent-style-name="Standard" style:list-style-name="WW8Num9">
      <style:paragraph-properties fo:margin-left="0cm" fo:margin-right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_20_Number_20_Code" style:display-name="List Number Code" style:family="paragraph" style:parent-style-name="List_20_Number" style:class="text">
      <style:text-properties style:font-name="Courier New1" fo:font-size="10pt" style:font-size-asian="10pt" style:font-size-complex="10pt"/>
    </style:style>
    <style:style style:name="Code_20_Indented" style:display-name="Code Indented" style:family="paragraph" style:parent-style-name="Text_20_body_20_indent" style:class="text">
      <style:paragraph-properties fo:margin-left="1.27cm" fo:margin-right="0cm" fo:margin-top="0cm" fo:margin-bottom="0cm" fo:text-indent="-0.635cm" style:auto-text-indent="false">
        <style:tab-stops/>
      </style:paragraph-properties>
      <style:text-properties style:font-name="Courier New1"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3z1" style:family="text">
      <style:text-properties style:font-name="Wingdings" style:font-name-asian="Times New Roman" style:font-name-complex="Times New Roman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3z4" style:family="text">
      <style:text-properties style:font-name="Courier New" style:font-name-complex="Courier New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Times" fo:font-style="normal" fo:font-weight="bold" style:font-style-asian="normal" style:font-weight-asian="bold"/>
    </style:style>
    <style:style style:name="WW8Num24z0" style:family="text">
      <style:text-properties style:font-name="Wingdings"/>
    </style:style>
    <style:style style:name="WW8Num24z1" style:family="text">
      <style:text-properties style:font-name="Times New Roman" style:font-name-asian="Times New Roman" style:font-name-complex="Times New Roman"/>
    </style:style>
    <style:style style:name="WW8Num24z3" style:family="text">
      <style:text-properties style:font-name="Symbol"/>
    </style:style>
    <style:style style:name="WW8Num24z4" style:family="text">
      <style:text-properties style:font-name="Courier New" style:font-name-complex="Courier New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 style:font-name-complex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Times" fo:font-style="normal" fo:font-weight="bold" style:font-style-asian="normal" style:font-weight-asian="bold"/>
    </style:style>
    <style:style style:name="WW8Num32z1" style:family="text">
      <style:text-properties style:font-name="Wingdings" style:font-name-asian="Times New Roman" style:font-name-complex="Times New Roman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2z4" style:family="text">
      <style:text-properties style:font-name="Courier New" style:font-name-complex="Courier New"/>
    </style:style>
    <style:style style:name="WW8Num33z0" style:family="text">
      <style:text-properties style:font-name="Wingdings"/>
    </style:style>
    <style:style style:name="WW8Num33z3" style:family="text">
      <style:text-properties style:font-name="Symbol"/>
    </style:style>
    <style:style style:name="WW8Num33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_20_Char1" style:display-name=" Char1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_20_Char2" style:display-name=" Char2" style:family="text" style:parent-style-name="Default_20_Paragraph_20_Font">
      <style:text-properties style:font-name="Arial" fo:font-size="12pt" fo:language="en" fo:country="US" style:font-size-asian="12pt" style:font-name-complex="Arial" style:font-size-complex="12pt" style:language-complex="ar" style:country-complex="SA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ob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notetitle" style:family="text" style:parent-style-name="Default_20_Paragraph_20_Font"/>
    <style:style style:name="var" style:family="text" style:parent-style-name="Default_20_Paragraph_20_Font"/>
    <style:style style:name="kwd" style:family="text" style:parent-style-name="Default_20_Paragraph_20_Font"/>
    <style:style style:name="_20_Char" style:display-name="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Char" style:display-name="List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Number_20_Char" style:display-name="List Number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WW8Num39z0" style:family="text">
      <style:text-properties style:font-name="Times" fo:font-style="normal" fo:font-weight="bold" style:font-style-asian="normal" style:font-weight-asian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WW8Num31z0" style:num-suffix=".0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2.54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3z1" style:num-suffix="." text:bullet-char="">
        <style:list-level-properties text:space-before="1.905cm" text:min-label-width="0.635cm"/>
        <style:text-properties style:font-name="Wingdings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4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4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1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5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4.44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5" text:style-name="WW8Num21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6" text:style-name="WW8Num21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bullet text:level="8" text:style-name="WW8Num21z2" style:num-suffix="." text:bullet-char="">
        <style:list-level-properties text:space-before="12.065cm" text:min-label-width="0.635cm"/>
        <style:text-properties style:font-name="Wingdings"/>
      </text:list-level-style-bullet>
      <text:list-level-style-bullet text:level="9" text:style-name="WW8Num21z2" style:num-suffix=".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text:style-name="WW8Num23z0" style:num-suffix=".0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24z1" style:num-suffix="." text:bullet-char="-">
        <style:list-level-properties text:space-before="3.175cm" text:min-label-width="0.635cm"/>
        <style:text-properties style:font-name="Times New Roman"/>
      </text:list-level-style-bullet>
      <text:list-level-style-number text:level="3" style:num-suffix="." style:num-format="1">
        <style:list-level-properties text:space-before="4.445cm" text:min-label-width="0.635cm"/>
      </text:list-level-style-number>
      <text:list-level-style-bullet text:level="4" text:style-name="WW8Num24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4z4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4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4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4z4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4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2" text:style-name="WW8Num25z1" style:num-suffix=".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5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5z0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5z0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2" text:style-name="WW8Num27z1" style:num-suffix=".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7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7z1" style:num-suffix=".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7z0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7z1" style:num-suffix=".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7z0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">
        <style:list-level-properties text:space-before="2.286cm" text:min-label-width="0.635cm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3.556cm" text:min-label-width="0.635cm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4.826cm" text:min-label-width="0.635cm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6.096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7.366cm" text:min-label-width="0.635cm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8.636cm" text:min-label-width="0.635cm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9.906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1.176cm" text:min-label-width="0.635cm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12.4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text:style-name="WW8Num31z0" style:num-suffix=".0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32z1" style:num-suffix="." text:bullet-char="">
        <style:list-level-properties text:space-before="1.905cm" text:min-label-width="0.635cm"/>
        <style:text-properties style:font-name="Wingdings"/>
      </text:list-level-style-bullet>
      <text:list-level-style-bullet text:level="3" text:style-name="WW8Num3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2z4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2z4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style:num-suffix="." text:bullet-char="">
        <style:list-level-properties text:space-before="1.90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3.175cm" text:min-label-width="0.635cm"/>
      </text:list-level-style-number>
      <text:list-level-style-bullet text:level="3" text:style-name="WW8Num33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33z4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33z4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807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807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XCAT 2.x MySQL Setup</dc:title>
    <meta:initial-creator>IBM_USER</meta:initial-creator>
    <meta:creation-date>2008-02-27T15:09:00</meta:creation-date>
    <dc:creator>XiaoPeng Wang</dc:creator>
    <dc:date>2009-04-08T09:31:13</dc:date>
    <meta:print-date>2008-06-30T12:21:55</meta:print-date>
    <meta:editing-cycles>264</meta:editing-cycles>
    <meta:editing-duration>P4DT15H59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131" meta:word-count="1069" meta:character-count="6724"/>
  </office:meta>
</office:document-meta>
</file>